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CF4000007E6C5F335B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52in" svg:height="4.222in" draw:z-index="0"><draw:image xlink:href="Pictures/1000020100000CF4000007E6C5F335B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in dorris</meta:initial-creator>
    <meta:creation-date>2016-06-01T08:54:41.451483808</meta:creation-date>
    <meta:printed-by>justin dorris</meta:printed-by>
    <meta:print-date>2016-06-01T08:55:04.590819408</meta:print-date>
    <dc:date>2016-06-01T08:56:12.356881856</dc:date>
    <dc:creator>justin dorris</dc:creator>
    <meta:editing-duration>PT1M30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4.3.7.2$Linux_X86_64 LibreOffice_project/430$Build-2</meta:generator>
  </office:meta>
</office:document-meta>
</file>